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14" manifest:media-type="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Pictures/100002010000010F000000CBDE37B7B3C9E6352F.png" manifest:media-type="image/png"/>
  <manifest:file-entry manifest:full-path="Pictures/100002010000010F000000CB001E90F70FDD5FBB.png" manifest:media-type="image/png"/>
  <manifest:file-entry manifest:full-path="Pictures/100002010000010F000000CB5833CD443B8616EB.png" manifest:media-type="image/png"/>
  <manifest:file-entry manifest:full-path="Pictures/100002010000010F000000CBC310B5CF8E23CD97.png" manifest:media-type="image/png"/>
  <manifest:file-entry manifest:full-path="Pictures/100026F00000166D000010C7BBDF812296E1E91B.svg" manifest:media-type="image/svg+xml"/>
  <manifest:file-entry manifest:full-path="Pictures/100032470000166D000010C7D09A649F53761F15.svg" manifest:media-type="image/svg+xml"/>
  <manifest:file-entry manifest:full-path="Pictures/100002010000010F000000CB634F205A5F0BF49F.png" manifest:media-type="image/png"/>
  <manifest:file-entry manifest:full-path="Pictures/10001F8B0000166D000010C72AFB0065B8A12897.svg" manifest:media-type="image/svg+xml"/>
  <manifest:file-entry manifest:full-path="Pictures/100002010000010F000000CB045312EA8018AB4A.png" manifest:media-type="image/png"/>
  <manifest:file-entry manifest:full-path="Pictures/100002010000010F000000CB4A3D091AD493B6C5.png" manifest:media-type="image/png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02010000010F000000CBF2DCBB438C5BABBD.png" manifest:media-type="image/png"/>
  <manifest:file-entry manifest:full-path="Pictures/100019850000166D000010C764FFD20DD43AE974.svg" manifest:media-type="image/svg+xml"/>
  <manifest:file-entry manifest:full-path="Pictures/100023220000166D000010C78BDD6AE25A63C9EA.svg" manifest:media-type="image/svg+xml"/>
  <manifest:file-entry manifest:full-path="Pictures/100002010000010F000000CBB791D75E019AAA87.png" manifest:media-type="image/png"/>
  <manifest:file-entry manifest:full-path="Pictures/100002010000010F000000CBBC7E8237C2997F9D.png" manifest:media-type="image/png"/>
  <manifest:file-entry manifest:full-path="Pictures/1000261F0000166D000010C7E4FB0BC94A1E9F56.svg" manifest:media-type="image/svg+xml"/>
  <manifest:file-entry manifest:full-path="Pictures/10001CFE0000166D000010C78B65053C0A16CE1B.svg" manifest:media-type="image/svg+xml"/>
  <manifest:file-entry manifest:full-path="Pictures/100019110000166D000010C763270DDB671496A2.svg" manifest:media-type="image/svg+xml"/>
  <manifest:file-entry manifest:full-path="Pictures/100002010000010F000000CB3F74AFC882ACB5E7.png" manifest:media-type="image/png"/>
  <manifest:file-entry manifest:full-path="Pictures/100002010000010F000000CB7A8DAA6778E168A2.png" manifest:media-type="image/png"/>
  <manifest:file-entry manifest:full-path="Pictures/100002010000010F000000CB3E416E5EE5706C4D.png" manifest:media-type="image/png"/>
  <manifest:file-entry manifest:full-path="Pictures/100022590000166D000010C7D7DC7387389C4F6C.svg" manifest:media-type="image/svg+xml"/>
  <manifest:file-entry manifest:full-path="Pictures/100002010000010F000000CB9B3420F8CDB74475.png" manifest:media-type="image/png"/>
  <manifest:file-entry manifest:full-path="Pictures/100031A90000166D000010C752F597F64DE748DA.svg" manifest:media-type="image/svg+xml"/>
  <manifest:file-entry manifest:full-path="Pictures/10001A2B0000166D000010C738EC8AA8068E758A.svg" manifest:media-type="image/svg+xml"/>
  <manifest:file-entry manifest:full-path="Pictures/100002010000010F000000CB7E41599818CC7785.png" manifest:media-type="image/png"/>
  <manifest:file-entry manifest:full-path="Pictures/100002010000010F000000CB2ECD2BD20380F90A.png" manifest:media-type="image/png"/>
  <manifest:file-entry manifest:full-path="Pictures/10001D970000166D000010C7E81C85F9135BCB18.svg" manifest:media-type="image/svg+xml"/>
  <manifest:file-entry manifest:full-path="Pictures/100002010000010F000000CB8BF8D53FFD2DDA89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2010000010F000000CB06A3BF9221F4CD85.png" manifest:media-type="image/png"/>
  <manifest:file-entry manifest:full-path="Pictures/100015A90000166D000010C7EB5C1CD63F722430.svg" manifest:media-type="image/svg+xml"/>
  <manifest:file-entry manifest:full-path="Pictures/100002010000010F000000CBC59095C8A8EC5532.png" manifest:media-type="image/png"/>
  <manifest:file-entry manifest:full-path="Pictures/100002010000010F000000CBD555A5880B262A91.png" manifest:media-type="image/png"/>
  <manifest:file-entry manifest:full-path="Pictures/100024F90000166D000010C72517E4A2BB0B5F34.svg" manifest:media-type="image/svg+xml"/>
  <manifest:file-entry manifest:full-path="Pictures/100040760000166D000010C7120BF5CB35BD9A33.svg" manifest:media-type="image/svg+xml"/>
  <manifest:file-entry manifest:full-path="Pictures/100026D80000166D000010C78A4A87423F9945D3.svg" manifest:media-type="image/svg+xml"/>
  <manifest:file-entry manifest:full-path="Pictures/10001A900000166D000010C7668920C3477D909C.svg" manifest:media-type="image/svg+xml"/>
  <manifest:file-entry manifest:full-path="Pictures/100002010000010F000000CB9135D220338AD44E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</text:span><text:span text:style-name="T1"> </text:span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loext:mime-type="image/svg+xml">
              <text:p/>
            </draw:image>
            <draw:image xlink:href="Pictures/100002010000010F000000CBC59095C8A8EC5532.png" xlink:type="simple" xlink:show="embed" xlink:actuate="onLoad" loext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loext:mime-type="image/svg+xml">
              <text:p/>
            </draw:image>
            <draw:image xlink:href="Pictures/100002010000010F000000CB634F205A5F0BF49F.png" xlink:type="simple" xlink:show="embed" xlink:actuate="onLoad" loext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loext:mime-type="image/svg+xml">
              <text:p/>
            </draw:image>
            <draw:image xlink:href="Pictures/100002010000010F000000CBB791D75E019AAA87.png" xlink:type="simple" xlink:show="embed" xlink:actuate="onLoad" loext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loext:mime-type="image/svg+xml">
              <text:p/>
            </draw:image>
            <draw:image xlink:href="Pictures/100002010000010F000000CB9B3420F8CDB74475.png" xlink:type="simple" xlink:show="embed" xlink:actuate="onLoad" loext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loext:mime-type="image/svg+xml">
              <text:p/>
            </draw:image>
            <draw:image xlink:href="Pictures/100002010000010F000000CB4A3D091AD493B6C5.png" xlink:type="simple" xlink:show="embed" xlink:actuate="onLoad" loext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loext:mime-type="image/svg+xml">
                <text:p/>
              </draw:image>
              <draw:image xlink:href="Pictures/100002010000010F000000CB3E416E5EE5706C4D.png" xlink:type="simple" xlink:show="embed" xlink:actuate="onLoad" loext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loext:mime-type="image/svg+xml">
              <text:p/>
            </draw:image>
            <draw:image xlink:href="Pictures/100002010000010F000000CBBC7E8237C2997F9D.png" xlink:type="simple" xlink:show="embed" xlink:actuate="onLoad" loext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loext:mime-type="image/svg+xml">
              <text:p/>
            </draw:image>
            <draw:image xlink:href="Pictures/100002010000010F000000CB3F74AFC882ACB5E7.png" xlink:type="simple" xlink:show="embed" xlink:actuate="onLoad" loext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loext:mime-type="image/svg+xml">
              <text:p/>
            </draw:image>
            <draw:image xlink:href="Pictures/100002010000010F000000CB2ECD2BD20380F90A.png" xlink:type="simple" xlink:show="embed" xlink:actuate="onLoad" loext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loext:mime-type="image/svg+xml">
              <text:p/>
            </draw:image>
            <draw:image xlink:href="Pictures/100002010000010F000000CB8BF8D53FFD2DDA89.png" xlink:type="simple" xlink:show="embed" xlink:actuate="onLoad" loext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loext:mime-type="image/svg+xml">
              <text:p/>
            </draw:image>
            <draw:image xlink:href="Pictures/100002010000010F000000CB7A8DAA6778E168A2.png" xlink:type="simple" xlink:show="embed" xlink:actuate="onLoad" loext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loext:mime-type="image/svg+xml">
              <text:p/>
            </draw:image>
            <draw:image xlink:href="Pictures/100002010000010F000000CB001E90F70FDD5FBB.png" xlink:type="simple" xlink:show="embed" xlink:actuate="onLoad" loext:mime-type="image/png"/>
          </draw:frame>
          <draw:frame draw:style-name="gr2" draw:text-style-name="P3" draw:layer="layout" svg:width="0.808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605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304cm" svg:y="0.889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06A3BF9221F4CD85.png" xlink:type="simple" xlink:show="embed" xlink:actuate="onLoad" loext:mime-type="image/png"/>
          </draw:frame>
          <draw:frame draw:style-name="gr2" draw:text-style-name="P3" draw:layer="layout" svg:width="0.883cm" svg:height="0.837cm" svg:x="-7.406cm" svg:y="2.487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-9.105cm" svg:y="2.588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0.947cm" svg:height="0.66cm" svg:x="-6.205cm" svg:y="1.688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loext:mime-type="image/svg+xml">
              <text:p/>
            </draw:image>
            <draw:image xlink:href="Pictures/100002010000010F000000CB7E41599818CC7785.png" xlink:type="simple" xlink:show="embed" xlink:actuate="onLoad" loext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loext:mime-type="image/svg+xml">
              <text:p/>
            </draw:image>
            <draw:image xlink:href="Pictures/100002010000010F000000CB9135D220338AD44E.png" xlink:type="simple" xlink:show="embed" xlink:actuate="onLoad" loext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loext:mime-type="image/svg+xml">
              <text:p/>
            </draw:image>
            <draw:image xlink:href="Pictures/100002010000010F000000CBD555A5880B262A91.png" xlink:type="simple" xlink:show="embed" xlink:actuate="onLoad" loext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loext:mime-type="image/svg+xml">
              <text:p/>
            </draw:image>
            <draw:image xlink:href="Pictures/100002010000010F000000CB045312EA8018AB4A.png" xlink:type="simple" xlink:show="embed" xlink:actuate="onLoad" loext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loext:mime-type="image/svg+xml">
              <text:p/>
            </draw:image>
            <draw:image xlink:href="Pictures/100002010000010F000000CBF2DCBB438C5BABBD.png" xlink:type="simple" xlink:show="embed" xlink:actuate="onLoad" loext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o</text:span><text:span text:style-name="T2">u</text:span><text:span text:style-name="T2">s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</text:span><text:span text:style-name="T2">i</text:span><text:span text:style-name="T2">s</text:span><text:span text:style-name="T2">c</text:span><text:span text:style-name="T2">r</text:span><text:span text:style-name="T2">e</text:span><text:span text:style-name="T2">t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o</text:span><text:span text:style-name="T2">r</text:span><text:span text:style-name="T2">s</text:span><text:span text:style-name="T2"> </text:span><text:span text:style-name="T2">&amp;</text:span><text:span text:style-name="T2"> </text:span><text:span text:style-name="T2">M</text:span><text:span text:style-name="T2">i</text:span><text:span text:style-name="T2">s</text:span><text:span text:style-name="T2">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loext:mime-type="image/svg+xml">
              <text:p/>
            </draw:image>
            <draw:image xlink:href="Pictures/100002010000010F000000CBC310B5CF8E23CD97.png" xlink:type="simple" xlink:show="embed" xlink:actuate="onLoad" loext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</text:span><text:span text:style-name="T4"> </text:span><text:span text:style-name="T4">“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o</text:span><text:span text:style-name="T4">r</text:span><text:span text:style-name="T4">s</text:span></text:p>
            <text:p><text:span text:style-name="T4"/></text:p>
            <text:p><text:span text:style-name="T4">n</text:span><text:span text:style-name="T4">o</text:span><text:span text:style-name="T4">n</text:span><text:span text:style-name="T4">-</text:span><text:span text:style-name="T4">”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a</text:span><text:span text:style-name="T4">r</text:span><text:span text:style-name="T4">r</text:span><text:span text:style-name="T4">o</text:span><text:span text:style-name="T4">w</text:span><text:span text:style-name="T4"> </text:span><text:span text:style-name="T4">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</text:span><text:span text:style-name="T5">I</text:span><text:span text:style-name="T5">Y</text:span><text:span text:style-name="T5"> </text:span><text:span text:style-name="T5">K</text:span><text:span text:style-name="T5">r</text:span><text:span text:style-name="T5">u</text:span><text:span text:style-name="T5">s</text:span><text:span text:style-name="T5">c</text:span><text:span text:style-name="T5">h</text:span><text:span text:style-name="T5">k</text:span><text:span text:style-name="T5">e</text:span><text:span text:style-name="T5"> </text:span><text:span text:style-name="T5">S</text:span><text:span text:style-name="T5">t</text:span><text:span text:style-name="T5">y</text:span><text:span text:style-name="T5">l</text:span><text:span text:style-name="T5">e</text:span><text:span text:style-name="T5"> </text:span><text:span text:style-name="T5">D</text:span><text:span text:style-name="T5">i</text:span><text:span text:style-name="T5">a</text:span><text:span text:style-name="T5">g</text:span><text:span text:style-name="T5">r</text:span><text:span text:style-name="T5">a</text:span><text:span text:style-name="T5">m</text:span><text:span text:style-name="T5">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connector draw:style-name="gr1" draw:text-style-name="P2" draw:layer="layout" draw:type="line" svg:x1="13.882cm" svg:y1="15.661cm" svg:x2="13.895cm" svg:y2="17.231cm" svg:d="M13882 15661l13 1570" svg:viewBox="0 0 14 1571">
          <text:p text:style-name="P1"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0.898cm" svg:height="1.247cm" svg:x="13.452cm" svg:y="17.16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" draw:text-style-name="P5" draw:layer="layout" svg:width="0.959cm" svg:height="1.195cm" svg:x="12.827cm" svg:y="15.569cm">
          <draw:text-box>
            <text:p><text:span text:style-name="T3">~</text:span></text:p>
          </draw:text-box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14.863cm" svg:y="7.358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1.405cm" svg:height="0.861cm" svg:x="16.854cm" svg:y="8.362cm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draw:g>
        </draw:g>
        <draw:g>
          <draw:frame draw:style-name="gr3" draw:text-style-name="P3" draw:layer="layout" svg:width="4.63cm" svg:height="3.464cm" svg:x="8.212cm" svg:y="7.401cm">
            <draw:image xlink:href="Pictures/100011FD0000166D000010C70F1DBCEA64DAEF5D.svg" xlink:type="simple" xlink:show="embed" xlink:actuate="onLoad" loext:mime-type="image/svg+xml">
              <text:p/>
            </draw:image>
            <draw:image xlink:href="Pictures/100002010000010F000000CB001E90F70FDD5FBB.png" xlink:type="simple" xlink:show="embed" xlink:actuate="onLoad" loext:mime-type="image/png"/>
          </draw:frame>
          <draw:frame draw:style-name="gr2" draw:text-style-name="P3" draw:layer="layout" svg:width="1.199cm" svg:height="1.392cm" svg:x="11.614cm" svg:y="8.253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2" draw:text-style-name="P3" draw:layer="layout" svg:width="0.994cm" svg:height="1.393cm" svg:x="8.615cm" svg:y="8.254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draw:g>
        <draw:connector draw:style-name="gr1" draw:text-style-name="P2" draw:layer="layout" draw:type="line" svg:x1="17.261cm" svg:y1="11.007cm" svg:x2="15.621cm" svg:y2="12.827cm" svg:d="M17261 11007l-1640 1820" svg:viewBox="0 0 1641 1821">
          <text:p text:style-name="P9"><text:s/>~ <text:s text:c="3"/></text:p>
        </draw:connector>
        <draw:frame draw:style-name="gr3" draw:text-style-name="P3" draw:layer="layout" svg:width="4.63cm" svg:height="3.464cm" svg:x="-9.304cm" svg:y="0.889cm">
          <draw:image xlink:href="Pictures/10002ED10000166D000010C7932716F2D37527C7.svg" xlink:type="simple" xlink:show="embed" xlink:actuate="onLoad" loext:mime-type="image/svg+xml">
            <text:p/>
          </draw:image>
          <draw:image xlink:href="Pictures/100002010000010F000000CB06A3BF9221F4CD85.png" xlink:type="simple" xlink:show="embed" xlink:actuate="onLoad" loext:mime-type="image/png"/>
        </draw:frame>
        <draw:frame draw:style-name="gr2" draw:text-style-name="P3" draw:layer="layout" svg:width="0.883cm" svg:height="0.837cm" svg:x="-7.406cm" svg:y="2.48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3" draw:layer="layout" svg:width="0.858cm" svg:height="0.639cm" svg:x="-9.105cm" svg:y="2.58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0.947cm" svg:height="0.66cm" svg:x="-6.205cm" svg:y="1.688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1.574cm" svg:y="11.9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0.883cm" svg:height="0.837cm" svg:x="13.373cm" svg:y="13.711cm">
            <draw:object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style-name="gr2" draw:text-style-name="P3" draw:layer="layout" svg:width="0.947cm" svg:height="0.66cm" svg:x="14.674cm" svg:y="12.812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connector draw:style-name="gr1" draw:text-style-name="P2" draw:layer="layout" draw:type="line" svg:x1="10.542cm" svg:y1="11.065cm" svg:x2="13.268cm" svg:y2="13.73cm" svg:d="M10542 11065l2726 2665" svg:viewBox="0 0 2727 2666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11-13T09:38:52.083773951</dc:date>
    <meta:editing-duration>P1DT6H31M46S</meta:editing-duration>
    <meta:editing-cycles>40</meta:editing-cycles>
    <meta:generator>LibreOffice/6.1.2.1$Linux_X86_64 LibreOffice_project/10$Build-1</meta:generator>
    <meta:document-statistic meta:object-count="110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5/content.xml><?xml version="1.0" encoding="utf-8"?>
<math xmlns="http://www.w3.org/1998/Math/MathML" display="block">
  <semantics>
    <msub>
      <mi>h</mi>
      <mi mathvariant="normal">μ</mi>
    </msub>
    <annotation encoding="StarMath 5.0">h_%mu

</annotation>
  </semantics>
</math>
</file>

<file path=Object 16/content.xml><?xml version="1.0" encoding="utf-8"?>
<math xmlns="http://www.w3.org/1998/Math/MathML" display="block">
  <semantics>
    <msub>
      <mi>l</mi>
      <mi mathvariant="normal">μ</mi>
    </msub>
    <annotation encoding="StarMath 5.0">l_%mu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μ</mi>
    <annotation encoding="StarMath 5.0">%mu</annotation>
  </semantics>
</math>
</file>

<file path=Object 29/content.xml><?xml version="1.0" encoding="utf-8"?>
<math xmlns="http://www.w3.org/1998/Math/MathML" display="block">
  <semantics>
    <mi mathvariant="normal">ν</mi>
    <annotation encoding="StarMath 5.0">%nu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34/content.xml><?xml version="1.0" encoding="utf-8"?>
<math xmlns="http://www.w3.org/1998/Math/MathML" display="block">
  <semantics>
    <mi mathvariant="normal">μ</mi>
    <annotation encoding="StarMath 5.0">%mu</annotation>
  </semantics>
</math>
</file>

<file path=Object 35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6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37/content.xml><?xml version="1.0" encoding="utf-8"?>
<math xmlns="http://www.w3.org/1998/Math/MathML" display="block">
  <semantics>
    <mi>y</mi>
    <annotation encoding="StarMath 5.0">y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row>
      <munder>
        <munder>
          <mrow>
            <mtext>logistic</mtext>
            <mrow>
              <mo stretchy="false">(</mo>
              <mrow>
                <mrow>
                  <msub>
                    <mo stretchy="false">β</mo>
                    <mn>0</mn>
                  </msub>
                  <mo stretchy="false">+</mo>
                  <mrow>
                    <msub>
                      <mo stretchy="false">∑</mo>
                      <mi>i</mi>
                    </msub>
                    <mrow>
                      <msub>
                        <mo stretchy="false">β</mo>
                        <mi>i</mi>
                      </msub>
                      <msub>
                        <mi>x</mi>
                        <mrow>
                          <mi>i</mi>
                        </mrow>
                      </msub>
                    </mrow>
                  </mrow>
                </mrow>
              </mrow>
              <mo stretchy="false">)</mo>
            </mrow>
          </mrow>
          <mo stretchy="false">⏟</mo>
        </munder>
        <mrow/>
      </munder>
    </mrow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%sigma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